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b204" officeooo:paragraph-rsid="0007b204"/>
    </style:style>
    <style:style style:name="P2" style:family="paragraph" style:parent-style-name="Standard">
      <style:paragraph-properties fo:text-align="justify" style:justify-single-word="false"/>
      <style:text-properties officeooo:rsid="0007b204" officeooo:paragraph-rsid="0007b204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7b204" officeooo:paragraph-rsid="0007b204" style:font-weight-asian="bold" style:font-weight-complex="bold"/>
    </style:style>
    <style:style style:name="P4" style:family="paragraph" style:parent-style-name="Standard">
      <style:text-properties fo:font-weight="bold" officeooo:rsid="0008d1c1" officeooo:paragraph-rsid="0008d1c1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8d1c1" officeooo:paragraph-rsid="0008d1c1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8d1c1" officeooo:paragraph-rsid="00090070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8d1c1" officeooo:paragraph-rsid="000c4f44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a677f" officeooo:paragraph-rsid="000a677f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a677f" officeooo:paragraph-rsid="000c4f44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c4f44" officeooo:paragraph-rsid="000c4f44" style:font-weight-asian="bold" style:font-weight-complex="bold"/>
    </style:style>
    <style:style style:name="T1" style:family="text">
      <style:text-properties officeooo:rsid="0008d1c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0070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90070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a677f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c4f44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sio Luis Felippe, Lucas Tissotti</text:p>
      <text:p text:style-name="P1"/>
      <text:p text:style-name="P3">BUBBLE, SELECTION &amp; INSERTION SORT</text:p>
      <text:p text:style-name="P1"/>
      <text:p text:style-name="P4">1. INTRODUÇÃO</text:p>
      <text:p text:style-name="P4"/>
      <text:p text:style-name="P2"><text:tab/>As análises a seguir contém nossa conclusão sobre as diferenças entre os métodos de ordenação que nos foram apresentados em aula para este trabalho. Nosso compromisso era implementá-los na linguagem C, baseado no nosso conhecimento prévio da linguagem, nos componentes curriculares anteriores (algoritmos e programação; estrutura de dados), sem o uso de fontes externas. Em aula, nos foi apresentado como cada um dos métodos funciona.</text:p>
      <text:p text:style-name="P2"><text:tab/>Ao implementar cada um dos métodos, percebemos, de forma ainda mais clara, como cada método é executado, suas nuâncias e particularidades. Dentre outras dificuldades, o que mais demandou de nosso esforço foi a implementação do método <text:span text:style-name="T1">Selection Sort</text:span>, pois a forma como opera é menos “sequencial” digamos, ou seja, tivemos que percorrer a lista de forma mais abrangente para obter o valor desejado.</text:p>
      <text:p text:style-name="P2"><text:tab/>O método Bubble Sort foi o método mais simples de implementar, talvez por ser o primeiro a nos ser mostrado, o que faz com que nossa percepção sobre métodos de implementação, <text:span text:style-name="T1">nosso primeiro contato, ao menos no início do semestre, volte-se ao mesmo, ao pensar no assunto.</text:span></text:p>
      <text:p text:style-name="P2"><text:tab/><text:span text:style-name="T1">Sobre o Insertion Sort, foi o segundo a ser implementado, por motivo aleatório de termos o notado antes do Selection, ao contrário da ordem da lista apresentada nas aulas. E ironicamente, foi mais fácil de implementar comparado ao Selection, pois à cada iteração na lista, tratamos de um elemento apenas, comparando-o com os demais itens à sua direita, ou seja, os que ainda não estavam ordenados.</text:span></text:p>
      <text:p text:style-name="P2"><text:tab/><text:span text:style-name="T1">O Selection Sort, por sua vez, foi o mais trabalhoso de implementar, pois tivemos que deixar de lado a visão de se concentrar em um elemento somente e em uma operação de troca, termos que olhar pra lista inteira, para que seja analisado o menor elemento dentre os itens ainda não ordenados e então mover para o final da parte da lista onde continham os já ordenados. Este método nos fez separar uma lista em duas, teoricamente, para que pudéssemos implementálo corretamente.</text:span></text:p>
      <text:p text:style-name="P2"/>
      <text:p text:style-name="P5">2. ANÁLISE</text:p>
      <text:p text:style-name="P5"><text:tab/></text:p>
      <text:p text:style-name="P5"><text:tab/><text:span text:style-name="T2">Ao executar e comparar os três métodos citados acima, fica perceptível a diferença e o objetivo de cada um.</text:span></text:p>
      <text:p text:style-name="P5"><text:span text:style-name="T2"/></text:p>
      <text:p text:style-name="P6"><text:span text:style-name="T3">2.1 – BUBBLE SORT</text:span></text:p>
      <text:p text:style-name="P7"><text:span text:style-name="T3"><text:tab/></text:span><text:span text:style-name="T2">O Bubble Sort, por sua abordagem mais </text:span><text:span text:style-name="T4">straight forward</text:span><text:span text:style-name="T5">, acaba tendo resultados muito ágeis ao lidar com listas </text:span><text:span text:style-name="T6">onde os itens se apresentam com alguma espécie de ordenação, seja ela de forma crescente ou decrescente.</text:span></text:p>
      <text:p text:style-name="P7"><text:span text:style-name="T6"><text:tab/>Independente do tamanho da lista, o método foi capaz de lidar a ordenação com muita rapidez, nos dando trabalho até para calcular o tempo gasto, pois foi menor do que conseguimos calcular em milissegundos. Porém, ao executar a ordenação em listas onde os itens são completamente aleatórios, </text:span><text:span text:style-name="T7">o método acabou apresentando um tempo de execução extenso ao comparar com os outros dois métodos, por ter que “arrastar” o elemento até sua posição ordenada a cada iteração.</text:span></text:p>
      <text:p text:style-name="P6"><text:span text:style-name="T7"/></text:p>
      <text:p text:style-name="P8"><text:span text:style-name="T5">2.2 – SELECTION SORT</text:span></text:p>
      <text:p text:style-name="P9"><text:span text:style-name="T5"><text:tab/>Pela forma como é implementado, o Selection Sort apresentou um resultado bem diferente do Bubble Sort. Ao se tratar de listas de dez mil registros, sua execução levou mais tempo do que o Bubble, pois a cada iteração, buscar o menor valor nos itens ainda não ordenados, fazendo mais operações de comparação antes de trocar o item de lugar. Sua desvantagem em relação ao Bubble Sort se deve ao número de comparações antes de realizar a operação de troca, mas isso se torna uma </text:span><text:soft-page-break/><text:span text:style-name="T5">vantagem ao tratar de listas com itens completamente randomicos, onde o número maior de comparações acaba sendo mais efetivo.</text:span></text:p>
      <text:p text:style-name="P9"><text:span text:style-name="T5"><text:tab/>Nota-se também, que independente da disposição sequencial ou não dos itens da lista, o método Selecion Sort tem uma estabilidade maior em sua execução, </text:span><text:span text:style-name="T8">ou seja, um tempo de execução semelhante independente da ordenação (ou falta dela) na lista em questão</text:span><text:span text:style-name="T5">.</text:span></text:p>
      <text:p text:style-name="P8"><text:span text:style-name="T5"/></text:p>
      <text:p text:style-name="P10"><text:span text:style-name="T5">2.3 – INSERTION SORT</text:span></text:p>
      <text:p text:style-name="P10"><text:span text:style-name="T5"/></text:p>
      <text:p text:style-name="P10"><text:span text:style-name="T5"><text:tab/>Apesar de ter sua implementação mais parecida com o Bubble Sort, o Insertion Sort teve resultados semelhantes ao Selection Sort. Considerado por nós um “meio-termo” entre os dois métodos anteriores, o Insertion tem características menos “extremas”, onde o número de comparações se aproxima mais ao de operações de troca, ao se comparar com os demais.</text:span></text:p>
      <text:p text:style-name="P10"><text:span text:style-name="T5"><text:tab/>Em nossos testes, pareceu ser o método menos efetivo, pois apesar de em certer condições apresentar um resultado melhor que o Bubble Sort, acaba sempre ficando atrás do Selection em quesitos de tempo de execução. Porém, como somente analisamos o tempo gasto na execução, e não o número de iterações, comparações e operações de troca, tampouco a variação de hardware que pode ser encontrada em diferentes cenários, não podemos dizer que o Insertion Sort vá sempre ficar atrás do Selection.</text:span></text:p>
      <text:p text:style-name="P10"><text:span text:style-name="T5"/></text:p>
      <text:p text:style-name="P10"><text:span text:style-name="T5">3 – CONCLUSÃO</text:span></text:p>
      <text:p text:style-name="P10"><text:span text:style-name="T5"/></text:p>
      <text:p text:style-name="P10"><text:span text:style-name="T5"><text:tab/>Imaginando um cenário real de aplicação dos métodos apresentados, concluímos que quando se há uma certa ordenação na lista apresentada, independente do sentido da ordenação, o método indicadoi seria o Bubble Sort. Em casos onde não se sabe a ordem dos registros os métodos de Selection e Insertion sort são os mais indicados, especialmente ao se tratar de listas com quantidade exorbitante de registros. Como citado acima, a única variável utilizada para a análise foi o tempo de execução.</text:span></text:p>
      <text:p text:style-name="P10"><text:span text:style-name="T5"><text:tab/>Como sabemos, cada hardware tem suas particularidades e pode apresentar performance diferente para cada tipo de execução, concordamos que escolher um método como universal seria imprudente, e com isso entende-se a importância de saber qual método usar dependendo da necessidade enfrentad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8T00:37:37.681560200</meta:creation-date>
    <dc:date>2021-06-28T01:47:48.862141081</dc:date>
    <meta:editing-duration>PT7S</meta:editing-duration>
    <meta:editing-cycles>1</meta:editing-cycles>
    <meta:document-statistic meta:table-count="0" meta:image-count="0" meta:object-count="0" meta:page-count="2" meta:paragraph-count="23" meta:word-count="877" meta:character-count="5406" meta:non-whitespace-character-count="4532"/>
    <meta:generator>LibreOffice/5.1.6.2$Linux_X86_64 LibreOffice_project/10m0$Build-2</meta:generator>
  </office:meta>
</office:document-meta>
</file>